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1" svg:font-family="'Noto Sans'" style:font-family-generic="swiss"/>
    <style:font-face style:name="Fira Code" svg:font-family="'Fira 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ira Code" officeooo:rsid="000b26d6" officeooo:paragraph-rsid="000b26d6"/>
    </style:style>
    <style:style style:name="P2" style:family="paragraph" style:parent-style-name="Standard">
      <style:text-properties officeooo:paragraph-rsid="000b26d6"/>
    </style:style>
    <style:style style:name="P3" style:family="paragraph" style:parent-style-name="Standard">
      <style:text-properties officeooo:rsid="000d1d2c" officeooo:paragraph-rsid="000d1d2c"/>
    </style:style>
    <style:style style:name="P4" style:family="paragraph" style:parent-style-name="Standard">
      <style:text-properties officeooo:rsid="000e0f94" officeooo:paragraph-rsid="000e0f94"/>
    </style:style>
    <style:style style:name="T1" style:family="text">
      <style:text-properties style:font-name="Fira Code"/>
    </style:style>
    <style:style style:name="T2" style:family="text">
      <style:text-properties style:font-name="Fira Code" officeooo:rsid="000b26d6"/>
    </style:style>
    <style:style style:name="T3" style:family="text">
      <style:text-properties style:font-name="Fira Code" officeooo:rsid="000e0f94"/>
    </style:style>
    <style:style style:name="T4" style:family="text">
      <style:text-properties style:font-name="Fira Code" officeooo:rsid="000e67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rainte :</text:p>
      <text:p text:style-name="P1"/>
      <text:p text:style-name="P1">L’accès au serveur est accessible uniquement via le serveur centrale.</text:p>
      <text:p text:style-name="P1"/>
      <text:p text:style-name="P1">SFD :</text:p>
      <text:p text:style-name="P1"/>
      <text:p text:style-name="P2"><text:span text:style-name="T2">Afin de crée une unité pédagogique on doit pouvoir effectuer une vérification sur le client qui tante d’accéder au serveur.</text:span></text:p>
      <text:p text:style-name="P2"><text:span text:style-name="T2"/></text:p>
      <text:p text:style-name="P3"><text:span text:style-name="T2">L</text:span><text:span text:style-name="T1">es données seront disponible dans le corps de la requête au format JSON, ainsi pour la bonne création de l’unité pédagogique, L’URL de la ressource, une chaîne de caractère descriptive </text:span><text:span text:style-name="T4">ainsi que le module de formation associé</text:span><text:span text:style-name="T1"> doivent être renseigné. Ces informations doivent provenir de l’enseignant.</text:span></text:p>
      <text:p text:style-name="P3"><text:span text:style-name="T1"/></text:p>
      <text:p text:style-name="P3"><text:span text:style-name="T1">Pour assurer la cohérence des unité pédagogique, le corps de la requête doit aussi contenir l’identifiant de l’unité pédagogique suivant celle en cours de création. Ces informations doivent provenir également de l’enseignant.</text:span></text:p>
      <text:p text:style-name="P3"><text:span text:style-name="T1"/></text:p>
      <text:p text:style-name="P3"><text:span text:style-name="T1">Avant insertion des données dans la base de donnée graphe, une vérification de l’existence de la chaîne descriptive doit être effectuer. </text:span><text:span text:style-name="T3">Dans le cas où aucune information n’est trouver, un création d’une nouvelle chaîne descriptive est effectué.</text:span></text:p>
      <text:p text:style-name="P3"><text:span text:style-name="T3"/></text:p>
      <text:p text:style-name="P4"><text:span text:style-name="T3">U</text:span><text:span text:style-name="T1">ne vérification de la cohérence des données doit être effectuer.</text:span></text:p>
      <text:p text:style-name="P3"><text:span text:style-name="T1"/></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1" svg:font-family="'Noto Sans'" style:font-family-generic="swiss"/>
    <style:font-face style:name="Fira Code" svg:font-family="'Fira 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2T10:17:42.375893888</meta:creation-date>
    <dc:date>2021-02-02T11:07:28.188827785</dc:date>
    <meta:editing-duration>PT8M25S</meta:editing-duration>
    <meta:editing-cycles>1</meta:editing-cycles>
    <meta:document-statistic meta:table-count="0" meta:image-count="0" meta:object-count="0" meta:page-count="1" meta:paragraph-count="8" meta:word-count="159" meta:character-count="1045" meta:non-whitespace-character-count="894"/>
    <meta:generator>LibreOffice/7.0.3.1$Linux_X86_64 LibreOffice_project/00$Build-1</meta:generator>
  </office:meta>
</office:document-meta>
</file>